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12d2499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Table_20_Contents">
      <style:text-properties officeooo:paragraph-rsid="00e181f1"/>
    </style:style>
    <style:style style:name="P40" style:family="paragraph" style:parent-style-name="Table_20_Contents">
      <style:text-properties officeooo:paragraph-rsid="00ca06a8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3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4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5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1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2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3" style:family="paragraph" style:parent-style-name="Table_20_Contents">
      <style:text-properties style:font-name="Cambria" fo:font-size="6pt" fo:font-weight="normal" officeooo:rsid="00c7336d" officeooo:paragraph-rsid="01303fa3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56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57" style:family="paragraph" style:parent-style-name="Table_20_Contents">
      <style:text-properties style:font-name="Cambria" fo:font-size="6pt" fo:font-weight="bold" officeooo:rsid="00cbf010" officeooo:paragraph-rsid="013eba57" style:font-size-asian="6pt" style:font-weight-asian="bold" style:font-size-complex="6pt" style:font-weight-complex="bold"/>
    </style:style>
    <style:style style:name="P58" style:family="paragraph" style:parent-style-name="Table_20_Contents">
      <style:text-properties officeooo:paragraph-rsid="01314d07"/>
    </style:style>
    <style:style style:name="P59" style:family="paragraph" style:parent-style-name="Table_20_Contents">
      <style:text-properties officeooo:paragraph-rsid="0139c173"/>
    </style:style>
    <style:style style:name="P60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61" style:family="paragraph" style:parent-style-name="Text_20_body" style:list-style-name="L3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62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13b8355"/>
    </style:style>
    <style:style style:name="P63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4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5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6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7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13b8355" officeooo:paragraph-rsid="013b8355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9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71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72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73" style:family="paragraph">
      <loext:graphic-properties draw:fill-color="#cccccc"/>
      <style:paragraph-properties fo:text-align="center"/>
    </style:style>
    <style:style style:name="P74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bf010" style:font-weight-asian="normal" style:font-weight-complex="normal"/>
    </style:style>
    <style:style style:name="T18" style:family="text">
      <style:text-properties fo:font-weight="normal" officeooo:rsid="00cd0718" style:font-weight-asian="normal" style:font-weight-complex="normal"/>
    </style:style>
    <style:style style:name="T19" style:family="text">
      <style:text-properties fo:font-weight="normal" officeooo:rsid="00d2afd5" style:font-weight-asian="normal" style:font-weight-complex="normal"/>
    </style:style>
    <style:style style:name="T20" style:family="text">
      <style:text-properties fo:font-weight="normal" officeooo:rsid="00da3a89" style:font-weight-asian="normal" style:font-weight-complex="normal"/>
    </style:style>
    <style:style style:name="T21" style:family="text">
      <style:text-properties fo:font-weight="normal" officeooo:rsid="00dbb536" style:font-weight-asian="normal" style:font-weight-complex="normal"/>
    </style:style>
    <style:style style:name="T22" style:family="text">
      <style:text-properties fo:font-weight="normal" officeooo:rsid="00dcc73f" style:font-weight-asian="normal" style:font-weight-complex="normal"/>
    </style:style>
    <style:style style:name="T23" style:family="text">
      <style:text-properties fo:font-weight="normal" officeooo:rsid="00dd060c" style:font-weight-asian="normal" style:font-weight-complex="normal"/>
    </style:style>
    <style:style style:name="T24" style:family="text">
      <style:text-properties fo:font-weight="normal" officeooo:rsid="00e19f9e" style:font-weight-asian="normal" style:font-weight-complex="normal"/>
    </style:style>
    <style:style style:name="T25" style:family="text">
      <style:text-properties fo:font-weight="normal" officeooo:rsid="00e8ac98" style:font-weight-asian="normal" style:font-weight-complex="normal"/>
    </style:style>
    <style:style style:name="T26" style:family="text">
      <style:text-properties fo:font-weight="normal" officeooo:rsid="00ea7066" style:font-weight-asian="normal" style:font-weight-complex="normal"/>
    </style:style>
    <style:style style:name="T27" style:family="text">
      <style:text-properties fo:font-weight="normal" officeooo:rsid="00ebf1b9" style:font-weight-asian="normal" style:font-weight-complex="normal"/>
    </style:style>
    <style:style style:name="T28" style:family="text">
      <style:text-properties fo:font-weight="normal" officeooo:rsid="00ef61e7" style:font-weight-asian="normal" style:font-weight-complex="normal"/>
    </style:style>
    <style:style style:name="T29" style:family="text">
      <style:text-properties fo:font-weight="normal" officeooo:rsid="00f0f38c" style:font-weight-asian="normal" style:font-weight-complex="normal"/>
    </style:style>
    <style:style style:name="T30" style:family="text">
      <style:text-properties fo:font-weight="normal" officeooo:rsid="0117103b" style:font-weight-asian="normal" style:font-weight-complex="normal"/>
    </style:style>
    <style:style style:name="T31" style:family="text">
      <style:text-properties fo:font-weight="normal" officeooo:rsid="011d1e1e" style:font-weight-asian="normal" style:font-weight-complex="normal"/>
    </style:style>
    <style:style style:name="T32" style:family="text">
      <style:text-properties fo:font-weight="normal" officeooo:rsid="011da33d" style:font-weight-asian="normal" style:font-weight-complex="normal"/>
    </style:style>
    <style:style style:name="T33" style:family="text">
      <style:text-properties fo:font-weight="normal" officeooo:rsid="011db61b" style:font-weight-asian="normal" style:font-weight-complex="normal"/>
    </style:style>
    <style:style style:name="T34" style:family="text">
      <style:text-properties fo:font-weight="normal" officeooo:rsid="01219c85" style:font-weight-asian="normal" style:font-weight-complex="normal"/>
    </style:style>
    <style:style style:name="T35" style:family="text">
      <style:text-properties fo:font-weight="normal" officeooo:rsid="0121b0c8" style:font-weight-asian="normal" style:font-weight-complex="normal"/>
    </style:style>
    <style:style style:name="T36" style:family="text">
      <style:text-properties fo:font-weight="normal" officeooo:rsid="012d2499" style:font-weight-asian="normal" style:font-weight-complex="normal"/>
    </style:style>
    <style:style style:name="T37" style:family="text">
      <style:text-properties fo:font-weight="normal" officeooo:rsid="01309b35" style:font-weight-asian="normal" style:font-weight-complex="normal"/>
    </style:style>
    <style:style style:name="T38" style:family="text">
      <style:text-properties fo:font-weight="normal" officeooo:rsid="01314d07" style:font-weight-asian="normal" style:font-weight-complex="normal"/>
    </style:style>
    <style:style style:name="T39" style:family="text">
      <style:text-properties fo:font-weight="normal" officeooo:rsid="0133a438" style:font-weight-asian="normal" style:font-weight-complex="normal"/>
    </style:style>
    <style:style style:name="T40" style:family="text">
      <style:text-properties fo:font-weight="normal" officeooo:rsid="013eba57" style:font-weight-asian="normal" style:font-weight-complex="normal"/>
    </style:style>
    <style:style style:name="T41" style:family="text">
      <style:text-properties style:font-name="Cambria" fo:font-weight="bold" style:font-weight-asian="bold" style:font-weight-complex="bold"/>
    </style:style>
    <style:style style:name="T42" style:family="text">
      <style:text-properties style:font-name="Cambria" fo:font-size="8pt" style:font-size-asian="8pt" style:font-size-complex="8pt"/>
    </style:style>
    <style:style style:name="T43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1284ebc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12fc407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13b8355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9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dd060c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1314d07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11f5665" style:font-size-asian="6pt" style:font-weight-asian="normal" style:font-size-complex="6pt" style:font-weight-complex="normal"/>
    </style:style>
    <style:style style:name="T68" style:family="text">
      <style:text-properties style:font-name="Cambria" fo:font-size="6pt" fo:font-weight="normal" officeooo:rsid="00dde425" style:font-size-asian="6pt" style:font-weight-asian="normal" style:font-size-complex="6pt" style:font-weight-complex="normal"/>
    </style:style>
    <style:style style:name="T69" style:family="text">
      <style:text-properties style:font-name="Cambria" fo:font-size="6pt" fo:font-weight="normal" officeooo:rsid="00dcc73f" style:font-size-asian="6pt" style:font-weight-asian="normal" style:font-size-complex="6pt" style:font-weight-complex="normal"/>
    </style:style>
    <style:style style:name="T70" style:family="text">
      <style:text-properties style:font-name="Cambria" fo:font-size="6pt" fo:font-weight="normal" officeooo:rsid="011db61b" style:font-size-asian="6pt" style:font-weight-asian="normal" style:font-size-complex="6pt" style:font-weight-complex="normal"/>
    </style:style>
    <style:style style:name="T71" style:family="text">
      <style:text-properties style:font-name="Cambria" fo:font-size="6pt" fo:font-weight="normal" officeooo:rsid="00dfb959" style:font-size-asian="6pt" style:font-weight-asian="normal" style:font-size-complex="6pt" style:font-weight-complex="normal"/>
    </style:style>
    <style:style style:name="T72" style:family="text">
      <style:text-properties style:font-name="Cambria" fo:font-size="6pt" fo:font-weight="normal" officeooo:rsid="00ca57b6" style:font-size-asian="6pt" style:font-weight-asian="normal" style:font-size-complex="6pt" style:font-weight-complex="normal"/>
    </style:style>
    <style:style style:name="T73" style:family="text">
      <style:text-properties style:font-name="Cambria" fo:font-size="6pt" fo:font-weight="normal" officeooo:rsid="00ed23a6" style:font-size-asian="6pt" style:font-weight-asian="normal" style:font-size-complex="6pt" style:font-weight-complex="normal"/>
    </style:style>
    <style:style style:name="T74" style:family="text">
      <style:text-properties style:font-name="Cambria" fo:font-size="6pt" fo:font-weight="normal" officeooo:rsid="01369036" style:font-size-asian="6pt" style:font-weight-asian="normal" style:font-size-complex="6pt" style:font-weight-complex="normal"/>
    </style:style>
    <style:style style:name="T75" style:family="text">
      <style:text-properties style:font-name="Cambria" fo:font-size="6pt" fo:font-weight="normal" officeooo:rsid="01388f32" style:font-size-asian="6pt" style:font-weight-asian="normal" style:font-size-complex="6pt" style:font-weight-complex="normal"/>
    </style:style>
    <style:style style:name="T76" style:family="text">
      <style:text-properties style:font-name="Cambria" fo:font-size="6pt" fo:font-weight="normal" officeooo:rsid="0139c173" style:font-size-asian="6pt" style:font-weight-asian="normal" style:font-size-complex="6pt" style:font-weight-complex="normal"/>
    </style:style>
    <style:style style:name="T77" style:family="text">
      <style:text-properties style:font-name="Cambria" fo:font-size="6pt" fo:font-weight="normal" officeooo:rsid="013a6007" style:font-size-asian="6pt" style:font-weight-asian="normal" style:font-size-complex="6pt" style:font-weight-complex="normal"/>
    </style:style>
    <style:style style:name="T78" style:family="text">
      <style:text-properties officeooo:rsid="00a59fa2"/>
    </style:style>
    <style:style style:name="T79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80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81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82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3" style:family="text">
      <style:text-properties style:font-name="Font Awesome 5 Free Solid" officeooo:rsid="00b3d181" style:font-name-asian="Font Awesome 5 Free Solid" style:font-name-complex="Font Awesome 5 Free Solid"/>
    </style:style>
    <style:style style:name="T84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85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86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87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88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89" style:family="text">
      <style:text-properties officeooo:rsid="00b0746f" style:font-name-asian="Font Awesome 5 Brands Regular" style:font-name-complex="Font Awesome 5 Brands Regular"/>
    </style:style>
    <style:style style:name="T90" style:family="text">
      <style:text-properties officeooo:rsid="00b3d181" style:font-name-asian="Font Awesome 5 Brands Regular" style:font-name-complex="Font Awesome 5 Brands Regular"/>
    </style:style>
    <style:style style:name="T91" style:family="text">
      <style:text-properties officeooo:rsid="00e3c31b" style:font-name-asian="Font Awesome 5 Brands Regular" style:font-name-complex="Font Awesome 5 Brands Regular"/>
    </style:style>
    <style:style style:name="T92" style:family="text">
      <style:text-properties fo:color="#0066cc"/>
    </style:style>
    <style:style style:name="T93" style:family="text">
      <style:text-properties fo:color="#0066cc" fo:font-weight="bold" officeooo:rsid="007e0d58" style:font-weight-asian="bold" style:font-weight-complex="bold"/>
    </style:style>
    <style:style style:name="T94" style:family="text">
      <style:text-properties fo:color="#0066cc" fo:font-weight="bold" officeooo:rsid="0095b443" style:font-weight-asian="bold" style:font-weight-complex="bold"/>
    </style:style>
    <style:style style:name="T95" style:family="text">
      <style:text-properties fo:color="#0066cc" officeooo:rsid="00c3733e"/>
    </style:style>
    <style:style style:name="T96" style:family="text">
      <style:text-properties fo:color="#0066cc" officeooo:rsid="00c7336d"/>
    </style:style>
    <style:style style:name="T97" style:family="text">
      <style:text-properties fo:color="#0066cc" officeooo:rsid="00cbf010"/>
    </style:style>
    <style:style style:name="T98" style:family="text">
      <style:text-properties fo:color="#0066cc" officeooo:rsid="00da3a89"/>
    </style:style>
    <style:style style:name="T99" style:family="text">
      <style:text-properties fo:color="#0066cc" officeooo:rsid="00a59fa2"/>
    </style:style>
    <style:style style:name="T100" style:family="text">
      <style:text-properties fo:color="#0066cc" officeooo:rsid="0112cdd5"/>
    </style:style>
    <style:style style:name="T101" style:family="text">
      <style:text-properties fo:color="#0066cc" officeooo:rsid="011c3e0c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75ec75" style:font-weight-asian="bold" style:font-weight-complex="bold"/>
    </style:style>
    <style:style style:name="T104" style:family="text">
      <style:text-properties officeooo:rsid="00c3733e"/>
    </style:style>
    <style:style style:name="T105" style:family="text">
      <style:text-properties officeooo:rsid="00cd0718"/>
    </style:style>
    <style:style style:name="T106" style:family="text">
      <style:text-properties officeooo:rsid="00d3f7ab"/>
    </style:style>
    <style:style style:name="T107" style:family="text">
      <style:text-properties officeooo:rsid="00d45474"/>
    </style:style>
    <style:style style:name="T108" style:family="text">
      <style:text-properties officeooo:rsid="00e4ae0f"/>
    </style:style>
    <style:style style:name="T109" style:family="text">
      <style:text-properties officeooo:rsid="00ea049a"/>
    </style:style>
    <style:style style:name="T110" style:family="text">
      <style:text-properties officeooo:rsid="00f5bcb3"/>
    </style:style>
    <style:style style:name="T111" style:family="text">
      <style:text-properties officeooo:rsid="00f83f2f"/>
    </style:style>
    <style:style style:name="T112" style:family="text">
      <style:text-properties officeooo:rsid="01094c72"/>
    </style:style>
    <style:style style:name="T113" style:family="text">
      <style:text-properties officeooo:rsid="010f6ea5" style:font-name-asian="Font Awesome 5 Free Solid" style:font-size-asian="7pt" style:font-name-complex="Font Awesome 5 Free Solid"/>
    </style:style>
    <style:style style:name="T114" style:family="text">
      <style:text-properties officeooo:rsid="0115aef5"/>
    </style:style>
    <style:style style:name="T115" style:family="text">
      <style:text-properties officeooo:rsid="01284ebc"/>
    </style:style>
    <style:style style:name="T116" style:family="text">
      <style:text-properties officeooo:rsid="012ef88f"/>
    </style:style>
    <style:style style:name="T117" style:family="text">
      <style:text-properties officeooo:rsid="012fc407"/>
    </style:style>
    <style:style style:name="T118" style:family="text">
      <style:text-properties officeooo:rsid="01303fa3"/>
    </style:style>
    <style:style style:name="T119" style:family="text">
      <style:text-properties officeooo:rsid="013a6227"/>
    </style:style>
    <style:style style:name="T120" style:family="text">
      <style:text-properties officeooo:rsid="013b8355"/>
    </style:style>
    <style:style style:name="T121" style:family="text">
      <style:text-properties officeooo:rsid="0075ec75"/>
    </style:style>
    <style:style style:name="T122" style:family="text">
      <style:text-properties officeooo:rsid="007a9e40"/>
    </style:style>
    <style:style style:name="T123" style:family="text">
      <style:text-properties officeooo:rsid="013d0911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9"/>
        <text:p text:style-name="P48"><text:s/><text:span text:style-name="T41">Alexander van Klaveren<text:tab/><text:tab/><text:tab/></text:span><text:span text:style-name="T86"></text:span><text:span text:style-name="T52"> </text:span><text:span text:style-name="T57">Groningen, The Netherlands</text:span></text:p>
        <text:p text:style-name="P46"><text:s text:c="2"/>Full Stack Developer</text:p>
        <text:p text:style-name="P47"><text:s text:c="2"/><text:tab/><text:tab/><text:tab/><text:tab/><text:tab/><text:tab/><text:tab/><text:tab/><text:tab/><text:span text:style-name="T80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4"/>
        <text:p text:style-name="P50"><text:span text:style-name="T54"><text:s text:c="2"/></text:span><text:span text:style-name="T82"></text:span><text:span text:style-name="T81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87"></text:span><text:span text:style-name="T51"> </text:span><text:a xlink:type="simple" xlink:href="https://www.alvanklaveren.com/" text:style-name="Internet_20_link" text:visited-style-name="Visited_20_Internet_20_Link"><text:span text:style-name="T56">https://www.alvanklaveren.com</text:span></text:a></text:p>
        <text:p text:style-name="P45"/>
        <text:p text:style-name="P43"><text:span text:style-name="T58"><text:s text:c="2"/></text:span><text:span text:style-name="T113"><text:tab/><text:tab/></text:span><text:span text:style-name="T84"><text:tab/><text:tab/><text:tab/><text:tab/><text:tab/><text:tab/><text:tab/></text:span><text:span text:style-name="T88"></text:span><text:span text:style-name="T89"> <text:s/></text:span><text:span text:style-name="T91">A </text:span><text:span text:style-name="T85"></text:span><text:span text:style-name="T90"> <text:s text:c="2"/>B </text:span><text:span text:style-name="T83"></text:span></text:p>
        <text:p text:style-name="P44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5"/>
            <text:p text:style-name="P17">Profile</text:p>
            <text:p text:style-name="P37">Developing software in close contact with end users <text:span text:style-name="T107">i</text:span>s <text:span text:style-name="T107">still</text:span> an absolute joy for me. <text:span text:style-name="T114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38"/>
            <text:p text:style-name="P38">I am eager to learn new things and <text:span text:style-name="T111">always</text:span> invest <text:span text:style-name="T106">time</text:span> at home <text:span text:style-name="T106">to familiarize myself with</text:span> <text:span text:style-name="T110">new technologies and paradigms. </text:span><text:s/></text:p>
            <text:p text:style-name="P36"/>
            <text:p text:style-name="P18"/>
            <text:p text:style-name="P16">Experience</text:p>
            <text:p text:style-name="P21"><text:span text:style-name="T92">20</text:span><text:span text:style-name="T95">19</text:span><text:span text:style-name="T92"> – </text:span><text:span text:style-name="T95">present</text:span><text:span text:style-name="T104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0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3"><text:span text:style-name="T25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19">(continuous</text:span></text:p>
            <text:p text:style-name="P24"><text:span text:style-name="T19"><text:tab/><text:tab/>delivery) I, and we</text:span><text:span text:style-name="T12"> </text:span><text:span text:style-name="T19">as a </text:span><text:span text:style-name="T12">team, </text:span><text:span text:style-name="T36">work</text:span><text:span text:style-name="T11"> </text:span><text:span text:style-name="T12">closely </text:span><text:span text:style-name="T36">toge</text:span><text:span text:style-name="T12">ther </text:span><text:span text:style-name="T36">with each other and end-users, <text:s/></text:span></text:p>
            <text:p text:style-name="P24"><text:span text:style-name="T13"><text:s text:c="37"/></text:span><text:span text:style-name="T36">allowing us to</text:span><text:span text:style-name="T15"> </text:span><text:span text:style-name="T36">q</text:span><text:span text:style-name="T11">uickly respond to the needs of our customers. </text:span><text:span text:style-name="T30">M</text:span><text:span text:style-name="T14">y years of experience </text:span></text:p>
            <text:p text:style-name="P24"><text:span text:style-name="T14"><text:s text:c="37"/></text:span><text:span text:style-name="T34">in developing </text:span><text:span text:style-name="T36">E</text:span><text:span text:style-name="T34">RP solutions </text:span><text:span text:style-name="T36">for the film industry </text:span><text:span text:style-name="T14">help</text:span><text:span text:style-name="T30">s the team </text:span><text:span text:style-name="T14">in </text:span><text:span text:style-name="T30">making d</text:span><text:span text:style-name="T14">ecisions </text:span></text:p>
            <text:p text:style-name="P53"><text:s text:c="37"/>on database and code architecture <text:span text:style-name="T116">as well as </text:span><text:span text:style-name="T118">implmeneting </text:span><text:span text:style-name="T116">goo</text:span><text:span text:style-name="T118">d</text:span><text:span text:style-name="T116"> coding practices </text:span><text:span text:style-name="T117">and</text:span></text:p>
            <text:p text:style-name="P53"><text:span text:style-name="T117"><text:s text:c="37"/>coding standards</text:span>.</text:p>
            <text:p text:style-name="P54"/>
            <text:p text:style-name="P55"><text:span text:style-name="T96"/></text:p>
            <text:p text:style-name="P55"><text:span text:style-name="T96">2</text:span><text:span text:style-name="T92">01</text:span><text:span text:style-name="T97">0</text:span><text:span text:style-name="T92"> – 201</text:span><text:span text:style-name="T100">9</text:span><text:span text:style-name="T9"><text:tab/></text:span><text:span text:style-name="T105">(Lead) Senior </text:span>developer<text:span text:style-name="T9"> </text:span><text:span text:style-name="T16">at Maccs International B.V. (Transparant Constructions).</text:span></text:p>
            <text:p text:style-name="P39"><text:span text:style-name="T59"><text:tab/><text:tab/></text:span><text:span text:style-name="T60">Working on our main product MACCS </text:span><text:span text:style-name="T61">(www.maccs.com)</text:span><text:span text:style-name="T60">, a de</text:span><text:span text:style-name="T62">s</text:span><text:span text:style-name="T60">ktop application for</text:span></text:p>
            <text:p text:style-name="P25"><text:span text:style-name="T25">Ubbena / Groningen</text:span><text:span text:style-name="T16"><text:tab/></text:span><text:span text:style-name="T20">t</text:span><text:span text:style-name="T16">heatrical distribution </text:span><text:span text:style-name="T35">(planning, order, sales, logistics, finance) </text:span><text:span text:style-name="T16">using PowerScript</text:span></text:p>
            <text:p text:style-name="P25"><text:span text:style-name="T16"><text:tab/><text:tab/>(PowerBuilder) and Oracle, </text:span><text:span text:style-name="T31">I t</text:span><text:span text:style-name="T17">ook </text:span><text:span text:style-name="T37">the l</text:span><text:span text:style-name="T17">ead </text:span><text:span text:style-name="T37">in</text:span><text:span text:style-name="T17"> </text:span><text:span text:style-name="T32">the </text:span><text:span text:style-name="T17">majority of projects funded </text:span><text:span text:style-name="T18">b</text:span><text:span text:style-name="T17">y Warner</text:span></text:p>
            <text:p text:style-name="P25"><text:span text:style-name="T17"><text:tab/><text:tab/>Bros and Paramount. </text:span><text:span text:style-name="T33">I t</text:span><text:span text:style-name="T16">rain</text:span><text:span text:style-name="T33">ed</text:span><text:span text:style-name="T16"> and coach</text:span><text:span text:style-name="T33">ed</text:span><text:span text:style-name="T16"> </text:span><text:span text:style-name="T20">c</text:span><text:span text:style-name="T16">olleagues in the </text:span><text:span text:style-name="T17">N</text:span><text:span text:style-name="T16">etherlands and abroad,</text:span></text:p>
            <text:p text:style-name="P25"><text:span text:style-name="T16"><text:tab/><text:tab/></text:span><text:span text:style-name="T33">as well as</text:span><text:span text:style-name="T16"> </text:span><text:span text:style-name="T17">end-users on-site </text:span><text:span text:style-name="T33">during deployments. I</text:span><text:span text:style-name="T17">n the Netherlands and abroad </text:span></text:p>
            <text:p text:style-name="P25"><text:span text:style-name="T17"><text:tab/><text:tab/>(mainly Europe). </text:span><text:span text:style-name="T22">At the end of 2014, I decided to combine work with going back to</text:span></text:p>
            <text:p text:style-name="P25"><text:span text:style-name="T22"><text:tab/><text:tab/>University to get my Master’</text:span><text:span text:style-name="T24">s</text:span><text:span text:style-name="T22"> degree, </text:span><text:span text:style-name="T23">wh</text:span><text:span text:style-name="T38">ere</text:span><text:span text:style-name="T23"> </text:span><text:span text:style-name="T38">I </text:span><text:span text:style-name="T23">learn</text:span><text:span text:style-name="T38">ed </text:span><text:span text:style-name="T23">more </text:span><text:span text:style-name="T39">about</text:span><text:span text:style-name="T23"> service oriented</text:span></text:p>
            <text:p text:style-name="P58"><text:span text:style-name="T65"><text:tab/><text:tab/>architectures and </text:span><text:span text:style-name="T66">web</text:span><text:span text:style-name="T65"> security. </text:span><text:span text:style-name="T67">E</text:span><text:span text:style-name="T68">ventually </text:span><text:span text:style-name="T67">I </text:span><text:span text:style-name="T69">mov</text:span><text:span text:style-name="T67">ed</text:span><text:span text:style-name="T68"> </text:span><text:span text:style-name="T69">on </text:span><text:span text:style-name="T65">t</text:span><text:span text:style-name="T69">o </text:span><text:span text:style-name="T70">a</text:span><text:span text:style-name="T69"> new projec</text:span><text:span text:style-name="T71">t </text:span><text:span text:style-name="T66">and </text:span></text:p>
            <text:p text:style-name="P58"><text:span text:style-name="T67"><text:s text:c="36"/></text:span><text:span text:style-name="T69"><text:s/>t</text:span><text:span text:style-name="T72">ransfer</text:span><text:span text:style-name="T67">red</text:span><text:span text:style-name="T72"> </text:span><text:span text:style-name="T66">all of my knowledge about the product and our customers t</text:span><text:span text:style-name="T67">o the new </text:span></text:p>
            <text:p text:style-name="P58"><text:span text:style-name="T67"><text:s text:c="37"/></text:span><text:span text:style-name="T70">s</text:span><text:span text:style-name="T72">crum team’s </text:span><text:span text:style-name="T69">(lead) </text:span><text:span text:style-name="T72">developers/product owners). </text:span></text:p>
            <text:p text:style-name="P31"/>
            <text:p text:style-name="P27"><text:span text:style-name="T92"/></text:p>
            <text:p text:style-name="P27"><text:span text:style-name="T92">200</text:span><text:span text:style-name="T101">6</text:span><text:span text:style-name="T92"> – 2010</text:span><text:span text:style-name="T9"><text:tab/></text:span>Junior <text:span text:style-name="T109">software developer</text:span><text:span text:style-name="T15"> </text:span><text:span text:style-name="T16">at </text:span><text:span text:style-name="T27">ADG Applications </text:span><text:span text:style-name="T31">(</text:span><text:span text:style-name="T16">Transparant Constructions).</text:span><text:span text:style-name="T9"> </text:span></text:p>
            <text:p text:style-name="P32"><text:tab/><text:tab/>With a Java background (college), in this period I learned to work with Powerbuilder</text:p>
            <text:p text:style-name="P27"><text:span text:style-name="T26">Ubbena</text:span><text:span text:style-name="T9"><text:tab/><text:tab/>and Oracle, give demos to potential customers, deploy MACCS in various countries</text:span></text:p>
            <text:p text:style-name="P59"><text:span text:style-name="T62"><text:tab/><text:tab/>and train end users. </text:span><text:span text:style-name="T73">I s</text:span><text:span text:style-name="T62">uccesfully implemented a pilot project for Paramount in Spain</text:span></text:p>
            <text:p text:style-name="P59"><text:span text:style-name="T62"><text:s text:c="37"/></text:span><text:span text:style-name="T76">(</text:span><text:span text:style-name="T73">Madrid)</text:span><text:span text:style-name="T62">, </text:span><text:span text:style-name="T76">resulting in</text:span><text:span text:style-name="T73"> </text:span><text:span text:style-name="T62">Paramount </text:span><text:span text:style-name="T76">continue the</text:span><text:span text:style-name="T73"> deployment of MACCS in </text:span><text:span text:style-name="T74">other</text:span></text:p>
            <text:p text:style-name="P59"><text:span text:style-name="T74"><text:s text:c="36"/></text:span><text:span text:style-name="T73"><text:s/></text:span><text:span text:style-name="T62">territorie</text:span><text:span text:style-name="T75">s</text:span><text:span text:style-name="T77"> as well</text:span><text:span text:style-name="T62">.</text:span></text:p>
            <text:p text:style-name="P33"/>
            <text:p text:style-name="P2"/>
            <text:p text:style-name="P26"><text:span text:style-name="T92">200</text:span><text:span text:style-name="T98">2</text:span><text:span text:style-name="T92"> – 200</text:span><text:span text:style-name="T101">6</text:span><text:span text:style-name="T9"><text:tab/></text:span><text:span text:style-name="T20">Fresh out of school, I started at a tax advice agency called Slenema &amp; Co. </text:span><text:span text:style-name="T21">As the only</text:span></text:p>
            <text:p text:style-name="P34"><text:tab/><text:tab/>tech-savvy employee I took care of the network infrastructure and application</text:p>
            <text:p text:style-name="P26"><text:span text:style-name="T26">Roden</text:span><text:span text:style-name="T21"><text:tab/><text:tab/>management. In this period I got some certificates in accounting (LOI Praktijkdiploma</text:span></text:p>
            <text:p text:style-name="P57"><text:span text:style-name="T21"><text:tab/><text:tab/>Boekhouden </text:span><text:span text:style-name="T28">(2004) </text:span><text:span text:style-name="T21">/ LOI Moderne Bedrijfsadministratie </text:span><text:span text:style-name="T28">(2006)</text:span><text:span text:style-name="T21">). <text:s/></text:span><text:span text:style-name="T40">As a side project, <text:s text:c="46"/></text:span></text:p>
            <text:p text:style-name="P57"><text:span text:style-name="T40"><text:s text:c="37"/>I </text:span><text:span text:style-name="T21">developed a time-</text:span><text:span text:style-name="T28">r</text:span><text:span text:style-name="T21">egistration </text:span><text:span text:style-name="T29">tool</text:span><text:span text:style-name="T21"> in Visual Basic for Applications.</text:span></text:p>
            <text:p text:style-name="P3"/>
            <text:p text:style-name="P30"/>
            <text:p text:style-name="P30"/>
            <text:p text:style-name="P30"/>
            <text:p text:style-name="P14">Education</text:p>
            <text:p text:style-name="P22"><text:span text:style-name="T92">20</text:span><text:span text:style-name="T99">15</text:span><text:span text:style-name="T92"> – </text:span><text:span text:style-name="T99">2019</text:span><text:span text:style-name="T78"><text:tab/></text:span><text:span text:style-name="T10">Master of Science – Sofware Engineering (Cum Laude)</text:span></text:p>
            <text:p text:style-name="P28"><text:tab/><text:tab/>Open University Netherlands</text:p>
            <text:p text:style-name="P29"/>
            <text:p text:style-name="P20"><text:span text:style-name="T92">1998 – 2002</text:span> <text:tab/><text:span text:style-name="T9">Bachelor of Science – Software Engineering</text:span></text:p>
            <text:p text:style-name="P29"><text:tab/><text:tab/><text:span text:style-name="T112">Hanze University of Applied Sciences / </text:span>Hanzehogeschool Groningen</text:p>
            <text:p text:style-name="P29"><text:tab/><text:tab/></text:p>
            <text:p text:style-name="P29"/>
            <text:p text:style-name="P29"/>
          </table:table-cell>
          <table:table-cell table:style-name="Table13.B1" office:value-type="string">
            <text:list xml:id="list1717861628" text:style-name="L1">
              <text:list-header>
                <text:p text:style-name="P52"/>
              </text:list-header>
            </text:list>
            <text:p text:style-name="P51"><text:span text:style-name="T93">Skills / </text:span><text:span text:style-name="T94">Proficiencies</text:span></text:p>
            <text:p text:style-name="P7">Languages</text:p>
            <text:list xml:id="list162323429303530" text:continue-numbering="true" text:style-name="L1">
              <text:list-item>
                <text:p text:style-name="P60"><text:span text:style-name="T43">Java </text:span><text:span text:style-name="T44">(</text:span><text:span text:style-name="T43">Spring Boot, </text:span><text:span text:style-name="T47">JP</text:span><text:span text:style-name="T48">A)</text:span><text:span text:style-name="T42"> <text:s text:c="9"/><text:tab/><text:tab/><text:tab/><text:tab/> <text:s text:c="6"/></text:span><text:span text:style-name="T42"><draw:custom-shape text:anchor-type="as-char" svg:y="-0.052in" draw:z-index="9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0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1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2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3" draw:name="Shape1" draw:style-name="gr1" draw:text-style-name="P73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3"><text:span text:style-name="T5"><text:tab/></text:span><text:span text:style-name="T3">Advanced </text:span></text:p>
              </text:list-item>
            </text:list>
            <text:p text:style-name="P11"/>
            <text:list xml:id="list484594933" text:style-name="L2">
              <text:list-item>
                <text:p text:style-name="P62"><text:span text:style-name="T44">Typescript <text:s text:c="33"/>(Angular)</text:span><text:span text:style-name="T46"> </text:span><text:span text:style-name="T44"><text:s text:c="19"/></text:span><text:span text:style-name="T42"><draw:custom-shape text:anchor-type="as-char" svg:y="-0.052in" draw:z-index="14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5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6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7" draw:name="Shape1" draw:style-name="gr1" draw:text-style-name="P73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8" draw:name="Shape1" draw:style-name="gr1" draw:text-style-name="P73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 text:c="2"/></text:span></text:p>
                <text:p text:style-name="P64"><text:span text:style-name="T5"><text:tab/></text:span><text:span text:style-name="T4">Intermediate </text:span></text:p>
                <text:p text:style-name="P66"/>
              </text:list-item>
            </text:list>
            <text:p text:style-name="P4"><text:span text:style-name="T103">Relational </text:span><text:span text:style-name="T102">Databases</text:span></text:p>
            <text:list xml:id="list162325149724135" text:continue-numbering="true" text:style-name="L2">
              <text:list-item>
                <text:p text:style-name="P68"><text:span text:style-name="T43">Oracle, My</text:span><text:span text:style-name="T44">S</text:span><text:span text:style-name="T43">ql, </text:span><text:span text:style-name="T45">MariaD</text:span><text:span text:style-name="T44">B</text:span><text:span text:style-name="T42"><text:tab/><text:tab/> <text:s text:c="10"/></text:span><text:span text:style-name="T42"><draw:custom-shape text:anchor-type="as-char" svg:y="-0.052in" draw:z-index="20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1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2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3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4" draw:name="Shape1" draw:style-name="gr1" draw:text-style-name="P73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5"><text:span text:style-name="T5"><text:s/><text:tab/> </text:span><text:span text:style-name="T3">Advanced </text:span></text:p>
              </text:list-item>
            </text:list>
            <text:p text:style-name="P41"/>
            <text:p text:style-name="P42"><text:span text:style-name="T50">I</text:span><text:span text:style-name="T49">DE</text:span></text:p>
            <text:list xml:id="list162324771267244" text:continue-numbering="true" text:style-name="L2">
              <text:list-item>
                <text:p text:style-name="P69">Eclipse, IntelliJ, <text:span text:style-name="T115">VS Code</text:span></text:p>
              </text:list-item>
            </text:list>
            <text:p text:style-name="P9"/>
            <text:p text:style-name="P9">Operating Systems</text:p>
            <text:list xml:id="list3496688473" text:style-name="L3">
              <text:list-item>
                <text:p text:style-name="P70">Windows <text:s/>/ Linux <text:span text:style-name="T108">(</text:span><text:span text:style-name="T79"></text:span><text:span text:style-name="T108">)</text:span></text:p>
              </text:list-item>
            </text:list>
            <text:p text:style-name="P71"/>
            <text:p text:style-name="P67">Keywords</text:p>
            <text:list xml:id="list162324682537256" text:continue-numbering="true" text:style-name="L3">
              <text:list-item>
                <text:p text:style-name="P61"><text:span text:style-name="T121">Wicke</text:span><text:span text:style-name="T122">t, </text:span>Maven, Git, <text:span text:style-name="T120">Subversion, </text:span><text:span text:style-name="T122">Tomcat, </text:span><text:span text:style-name="T119">AWS, </text:span><text:span text:style-name="T120">PowerBuilder, N</text:span><text:span text:style-name="T123">PM</text:span></text:p>
              </text:list-item>
            </text:list>
            <text:p text:style-name="P72"/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3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74" svg:width="0.1043in" svg:height="0.1043in"><text:p text:style-name="P74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1" draw:text-style-name="P73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11T12:35:49.378419024</meta:creation-date>
    <dc:date>2020-12-23T16:23:16.218434251</dc:date>
    <meta:editing-duration>PT11H5M50S</meta:editing-duration>
    <meta:editing-cycles>283</meta:editing-cycles>
    <meta:generator>LibreOffice/6.4.6.2$Linux_X86_64 LibreOffice_project/40$Build-2</meta:generator>
    <meta:document-statistic meta:table-count="1" meta:image-count="0" meta:object-count="0" meta:page-count="1" meta:paragraph-count="68" meta:word-count="559" meta:character-count="4271" meta:non-whitespace-character-count="3162"/>
  </office:meta>
</office:document-meta>
</file>